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57e0" officeooo:paragraph-rsid="002057e0"/>
    </style:style>
    <style:style style:name="P2" style:family="paragraph" style:parent-style-name="Standard" style:list-style-name="L2">
      <style:text-properties officeooo:rsid="002057e0" officeooo:paragraph-rsid="002057e0"/>
    </style:style>
    <style:style style:name="P3" style:family="paragraph" style:parent-style-name="Standard" style:list-style-name="L3">
      <style:text-properties officeooo:rsid="002057e0" officeooo:paragraph-rsid="002057e0"/>
    </style:style>
    <style:style style:name="P4" style:family="paragraph" style:parent-style-name="Standard" style:list-style-name="L4">
      <style:text-properties officeooo:rsid="002057e0" officeooo:paragraph-rsid="002057e0"/>
    </style:style>
    <style:style style:name="P5" style:family="paragraph" style:parent-style-name="Standard" style:list-style-name="L5">
      <style:text-properties officeooo:rsid="002057e0" officeooo:paragraph-rsid="002057e0"/>
    </style:style>
    <style:style style:name="P6" style:family="paragraph" style:parent-style-name="Standard" style:list-style-name="L6">
      <style:text-properties officeooo:rsid="002057e0" officeooo:paragraph-rsid="002057e0"/>
    </style:style>
    <style:style style:name="P7" style:family="paragraph" style:parent-style-name="Standard" style:list-style-name="L7">
      <style:text-properties officeooo:rsid="002057e0" officeooo:paragraph-rsid="002057e0"/>
    </style:style>
    <style:style style:name="P8" style:family="paragraph" style:parent-style-name="Standard">
      <style:text-properties officeooo:rsid="001f823f" officeooo:paragraph-rsid="001f823f"/>
    </style:style>
    <style:style style:name="T1" style:family="text">
      <style:text-properties officeooo:rsid="002057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print <text:span text:style-name="T1">Planning 25/02/2019</text:span></text:p>
      <text:p text:style-name="P1">Sprint 3</text:p>
      <text:p text:style-name="P8"><text:line-break/>User Stories <text:span text:style-name="T1">Brought Forward from Sprint 2:</text:span></text:p>
      <text:list xml:id="list4169305084" text:style-name="L3">
        <text:list-item>
          <text:p text:style-name="P3">#3, #10, #11, #26, #37</text:p>
        </text:list-item>
      </text:list>
      <text:p text:style-name="P8"/>
      <text:p text:style-name="P1">User Stories Brought Forward from Sprint 2 that just simply require QA:</text:p>
      <text:list xml:id="list1780949285" text:style-name="L2">
        <text:list-item>
          <text:p text:style-name="P2">#1, #4, #5, #8, #9, #25, #29</text:p>
        </text:list-item>
      </text:list>
      <text:p text:style-name="P1"/>
      <text:p text:style-name="P1">User Stories Finished from Sprint 2:</text:p>
      <text:list xml:id="list83729198" text:style-name="L5">
        <text:list-item>
          <text:p text:style-name="P5">#2</text:p>
        </text:list-item>
      </text:list>
      <text:p text:style-name="P1"/>
      <text:p text:style-name="P1">New User Stories:</text:p>
      <text:list xml:id="list1274510697" text:style-name="L4">
        <text:list-item>
          <text:p text:style-name="P4">#17, #25, #26, #29, #31, #32, #35, #36</text:p>
        </text:list-item>
      </text:list>
      <text:p text:style-name="P1"/>
      <text:p text:style-name="P1">Spikework:</text:p>
      <text:list xml:id="list684310614" text:style-name="L6">
        <text:list-item>
          <text:p text:style-name="P6">#31, #36</text:p>
        </text:list-item>
      </text:list>
      <text:p text:style-name="P1"/>
      <text:p text:style-name="P1">Epics:</text:p>
      <text:list xml:id="list2234568414" text:style-name="L7">
        <text:list-item>
          <text:p text:style-name="P7">#37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5:45:18.680090749</meta:creation-date>
    <dc:date>2019-02-25T21:25:41.245362128</dc:date>
    <meta:editing-duration>PT11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65" meta:character-count="325" meta:non-whitespace-character-count="279"/>
  </office:meta>
</office:document-meta>
</file>